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384" calcext:value-type="float">
            <text:p>34.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6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6584" calcext:value-type="float">
            <text:p>36.67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024" calcext:value-type="float">
            <text:p>36.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8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0304" calcext:value-type="float">
            <text:p>35.9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6448" calcext:value-type="float">
            <text:p>34.8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7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</text:p>
          </table:table-cell>
          <table:table-cell office:value-type="string" calcext:value-type="string">
            <text:p>NHP-PL-178</text:p>
          </table:table-cell>
          <table:table-cell office:value-type="string" calcext:value-type="string">
            <text:p>195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